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ONTAÑES HUAYLLAS, MOISE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NTAÑES HUAYLLAS, MOISE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UÑOZ CHURATA, DANI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COODORNICES RECRIADAS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0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1T22:56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